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1a1a1a" draw:stroke-linejoin="round" draw:fill="solid" draw:fill-color="#6fa8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a1a1a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1a1a1a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1a1a1a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6fa8dc"/>
      <style:paragraph-properties fo:text-align="start" style:font-independent-line-spacing="true"/>
      <style:text-properties fo:font-size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8pt" fo:letter-spacing="normal" fo:font-style="normal" style:text-underline-style="none" fo:font-weight="normal" style:font-name-asian="Lato" style:font-size-asian="8pt" style:font-style-asian="normal" style:font-weight-asian="normal" style:font-name-complex="Lato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407cm" text:min-label-width="0.863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Neural Search for product recommendation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Jaya Thakar</text:span></text:p>
            <text:p text:style-name="P1"><text:span text:style-name="T2">Anshul Wagadre</text:span></text:p>
          </draw:text-box>
        </draw:frame>
        <presentation:notes draw:style-name="dp2">
          <draw:page-thumbnail draw:name="Google Shape;83;p:notes" draw:style-name="gr1" draw:layer="layout" svg:width="16.933cm" svg:height="9.524cm" svg:x="1.059cm" svg:y="1.905cm" draw:page-number="1" presentation:class="page"/>
          <draw:frame draw:name="Google Shape;8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er Story" draw:style-name="dp1" draw:master-page-name="TITLE_5f_AND_5f_BODY" presentation:presentation-page-layout-name="AL2T1">
        <draw:frame draw:name="Google Shape;92;p1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Problem Statement</text:span></text:p>
          </draw:text-box>
        </draw:frame>
        <draw:frame draw:name="Google Shape;93;p14" presentation:style-name="pr5" draw:text-style-name="P7" draw:layer="layout" svg:width="21.357cm" svg:height="1.925cm" svg:x="2.026cm" svg:y="5.775cm" presentation:class="outline" presentation:user-transformed="true">
          <draw:text-box>
            <text:p text:style-name="P6"><text:span text:style-name="T4">Allow users to provide a requirement statement and use semantic pattern to recommend relevant products</text:span></text:p>
          </draw:text-box>
        </draw:frame>
        <draw:frame draw:name="Google Shape;94;p14" presentation:style-name="pr4" draw:text-style-name="P5" draw:layer="layout" svg:width="21.357cm" svg:height="1.486cm" svg:x="2.026cm" svg:y="7.984cm" presentation:class="title" presentation:user-transformed="true">
          <draw:text-box>
            <text:p text:style-name="P1"><text:span text:style-name="T3">User Story</text:span></text:p>
          </draw:text-box>
        </draw:frame>
        <draw:frame draw:name="Google Shape;95;p14" presentation:style-name="pr5" draw:text-style-name="P7" draw:layer="layout" svg:width="21.357cm" svg:height="3.73cm" svg:x="2.026cm" svg:y="10.096cm" presentation:class="outline" presentation:user-transformed="true">
          <draw:text-box>
            <text:p text:style-name="P8"><text:span text:style-name="T4">When searching for a computer product users a have very large variety of products to choose, having so many choices also creates confusion as they need to fulfil in user’s requirements.</text:span></text:p>
            <text:p text:style-name="P9"><text:span text:style-name="T4">Our product should allow users to enter there requirements and provide recommendations from a list of devices that best matches user’s requirements </text:span></text:p>
            <text:p text:style-name="P10"><text:span text:style-name="T4"/></text:p>
          </draw:text-box>
        </draw:frame>
        <presentation:notes draw:style-name="dp2">
          <draw:page-thumbnail draw:name="Google Shape;89;g25f1c458a4a_0_0:notes" draw:style-name="gr1" draw:layer="layout" svg:width="16.932cm" svg:height="9.524cm" svg:x="1.059cm" svg:y="1.905cm" draw:page-number="2" presentation:class="page"/>
          <draw:frame draw:name="Google Shape;90;g25f1c458a4a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Corpus" draw:style-name="dp1" draw:master-page-name="TITLE_5f_AND_5f_BODY" presentation:presentation-page-layout-name="AL2T1">
        <draw:frame draw:name="Google Shape;100;p1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ata Corpus</text:span></text:p>
          </draw:text-box>
        </draw:frame>
        <draw:frame draw:name="Google Shape;101;p15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Multiple data sources can be used to create a neural DB</text:span></text:p>
            <text:list text:style-name="L5">
              <text:list-item>
                <text:p text:style-name="P9"><text:span text:style-name="T4">Tech Magazines</text:span></text:p>
              </text:list-item>
              <text:list-item>
                <text:p text:style-name="P8"><text:span text:style-name="T4">Gaming Magazines</text:span></text:p>
              </text:list-item>
              <text:list-item>
                <text:p text:style-name="P8"><text:span text:style-name="T4">Tech Blogs</text:span></text:p>
              </text:list-item>
              <text:list-item>
                <text:p text:style-name="P8"><text:span text:style-name="T4">Review Channels</text:span></text:p>
              </text:list-item>
            </text:list>
            <text:p text:style-name="P10"><text:span text:style-name="T4">For more store centric deployment stores own catalog can be used for creating Neural DB</text:span></text:p>
          </draw:text-box>
        </draw:frame>
        <presentation:notes draw:style-name="dp2">
          <draw:page-thumbnail draw:name="Google Shape;97;g25f1c458a4a_0_6:notes" draw:style-name="gr1" draw:layer="layout" svg:width="16.932cm" svg:height="9.524cm" svg:x="1.059cm" svg:y="1.905cm" draw:page-number="3" presentation:class="page"/>
          <draw:frame draw:name="Google Shape;98;g25f1c458a4a_0_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nctional Solution" draw:style-name="dp1" draw:master-page-name="TITLE_5f_AND_5f_BODY" presentation:presentation-page-layout-name="AL2T1">
        <draw:frame draw:name="Google Shape;106;p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unctional Solution</text:span></text:p>
          </draw:text-box>
        </draw:frame>
        <draw:custom-shape draw:name="Google Shape;107;p16" draw:style-name="gr2" draw:text-style-name="P12" draw:layer="layout" svg:width="3.744cm" svg:height="5.981cm" svg:x="18.072cm" svg:y="6.02cm">
          <text:p text:style-name="P11"><text:span text:style-name="T5">3rd AI</text:span></text:p>
          <text:p text:style-name="P11"><text:span text:style-name="T5">Neural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3" draw:text-style-name="P13" draw:layer="layout" svg:width="3.494cm" svg:height="1.101cm" svg:x="4.398cm" svg:y="6.588cm">
          <text:p text:style-name="P1"><text:span text:style-name="T6">User Requ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3" draw:text-style-name="P13" draw:layer="layout" svg:width="3.494cm" svg:height="1.101cm" svg:x="4.398cm" svg:y="8.455cm">
          <text:p text:style-name="P1"><text:span text:style-name="T6">Respo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4" draw:text-style-name="P14" draw:layer="layout" svg:width="2.479cm" svg:height="0.001cm" svg:x="7.893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6" draw:style-name="gr2" draw:text-style-name="P12" draw:layer="layout" svg:width="3.744cm" svg:height="1.111cm" svg:x="10.372cm" svg:y="6.588cm">
          <text:p text:style-name="P11"><text:span text:style-name="T5">LLM Classif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6" draw:style-name="gr4" draw:text-style-name="P14" draw:layer="layout" svg:width="3.972cm" svg:height="0.001cm" svg:x="14.117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16" draw:style-name="gr5" draw:text-style-name="P15" draw:layer="layout" svg:width="3.744cm" svg:height="1.111cm" svg:x="10.372cm" svg:y="8.455cm">
          <text:p text:style-name="P11"><text:span text:style-name="T5">Gen 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6" draw:style-name="gr4" draw:text-style-name="P14" draw:layer="layout" svg:width="3.972cm" svg:height="0.001cm" draw:transform="rotate (-3.14159265358979) translate (18.09cm 9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16" draw:style-name="gr4" draw:text-style-name="P14" draw:layer="layout" svg:width="2.479cm" svg:height="0.001cm" draw:transform="rotate (-3.14159265358979) translate (10.372cm 9.0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6" draw:style-name="gr3" draw:text-style-name="P13" draw:layer="layout" svg:width="3.494cm" svg:height="0.847cm" svg:x="7.281cm" svg:y="5.876cm">
          <text:p text:style-name="P1"><text:span text:style-name="T7">Product require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6" draw:style-name="gr3" draw:text-style-name="P13" draw:layer="layout" svg:width="3.494cm" svg:height="1.185cm" svg:x="14.195cm" svg:y="5.534cm">
          <text:p text:style-name="P1"><text:span text:style-name="T7">Search in DB for matching seman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6" draw:style-name="gr3" draw:text-style-name="P13" draw:layer="layout" svg:width="3.494cm" svg:height="0.847cm" svg:x="14.356cm" svg:y="8.838cm">
          <text:p text:style-name="P1"><text:span text:style-name="T7">Matching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6" draw:style-name="gr6" draw:text-style-name="P16" draw:layer="layout" svg:width="3.744cm" svg:height="1.111cm" svg:x="10.372cm" svg:y="12.259cm">
          <text:p text:style-name="P11"><text:span text:style-name="T5">Catalog DB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20;p16" draw:style-name="gr3" draw:text-style-name="P13" draw:layer="layout" svg:width="3.494cm" svg:height="0.847cm" svg:x="14.356cm" svg:y="10.592cm">
          <text:p text:style-name="P1"><text:span text:style-name="T7">Query 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6" draw:style-name="gr4" draw:text-style-name="P14" draw:layer="layout" svg:width="5.827cm" svg:height="3.247cm" svg:x="12.243cm" svg:y="9.0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2;p16" draw:style-name="gr4" draw:text-style-name="P14" draw:layer="layout" svg:width="4.352cm" svg:height="3.247cm" draw:transform="rotate (-3.14159265358979) translate (12.245cm 12.2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16" draw:style-name="gr3" draw:text-style-name="P13" draw:layer="layout" svg:width="3.494cm" svg:height="0.847cm" svg:x="7.893cm" svg:y="10.592cm">
          <text:p text:style-name="P1"><text:span text:style-name="T7">List of produ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3;g25f1c458a4a_0_496:notes" draw:style-name="gr1" draw:layer="layout" svg:width="16.932cm" svg:height="9.524cm" svg:x="1.059cm" svg:y="1.905cm" draw:page-number="4" presentation:class="page"/>
          <draw:frame draw:name="Google Shape;104;g25f1c458a4a_0_49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uture scope" draw:style-name="dp1" draw:master-page-name="TITLE_5f_AND_5f_BODY" presentation:presentation-page-layout-name="AL2T1">
        <draw:frame draw:name="Google Shape;128;p1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Future scope</text:span></text:p>
          </draw:text-box>
        </draw:frame>
        <draw:frame draw:name="Google Shape;129;p17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Some other use cases that can be derived from the product</text:span></text:p>
            <text:list text:style-name="L5">
              <text:list-item>
                <text:p text:style-name="P9"><text:span text:style-name="T4">Can be provided as a service for better fuzzy search</text:span></text:p>
              </text:list-item>
              <text:list-item>
                <text:p text:style-name="P8"><text:span text:style-name="T4">Additionally can be used as recommendation engines in e-commerce websites</text:span></text:p>
              </text:list-item>
            </text:list>
          </draw:text-box>
        </draw:frame>
        <presentation:notes draw:style-name="dp2">
          <draw:page-thumbnail draw:name="Google Shape;125;g25f1c458a4a_0_572:notes" draw:style-name="gr1" draw:layer="layout" svg:width="16.932cm" svg:height="9.524cm" svg:x="1.059cm" svg:y="1.905cm" draw:page-number="5" presentation:class="page"/>
          <draw:frame draw:name="Google Shape;126;g25f1c458a4a_0_57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4"/>
    <meta:generator>LibreOfficeDev/6.0.5.2$Linux_X86_64 LibreOffice_project/</meta:generator>
  </office:meta>
</office:document-meta>
</file>